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6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3.207cm"/>
    </style:style>
    <style:style style:name="co5" style:family="table-column">
      <style:table-column-properties fo:break-before="auto" style:column-width="3.1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1V1.MAP</text:p>
          </table:table-cell>
          <table:table-cell office:value-type="string">
            <text:p>BLOXTRE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1V2.MAP</text:p>
          </table:table-cell>
          <table:table-cell office:value-type="string">
            <text:p>BLOXBAS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2V1.MAP</text:p>
          </table:table-cell>
          <table:table-cell office:value-type="string">
            <text:p>BLOXTRE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2V2.MAP</text:p>
          </table:table-cell>
          <table:table-cell office:value-type="string">
            <text:p>BLOXTRE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3V1.MAP</text:p>
          </table:table-cell>
          <table:table-cell office:value-type="string">
            <text:p>BLOXBAT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3V2.MAP</text:p>
          </table:table-cell>
          <table:table-cell office:value-type="string">
            <text:p>BLOXBAS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4V1.MAP</text:p>
          </table:table-cell>
          <table:table-cell office:value-type="string">
            <text:p>BLOXIC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5V1.MAP</text:p>
          </table:table-cell>
          <table:table-cell office:value-type="string">
            <text:p>BLOXTRE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6V1.MAP</text:p>
          </table:table-cell>
          <table:table-cell office:value-type="string">
            <text:p>BLOXBGBS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6V2.MAP</text:p>
          </table:table-cell>
          <table:table-cell office:value-type="string">
            <text:p>BLOXBAT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7V1.MAP</text:p>
          </table:table-cell>
          <table:table-cell office:value-type="string">
            <text:p>BLOXBAS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8V1.MAP</text:p>
          </table:table-cell>
          <table:table-cell office:value-type="string">
            <text:p>BLOXBAT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9V1.MAP</text:p>
          </table:table-cell>
          <table:table-cell office:value-type="string">
            <text:p>BLOXBGBS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A9V2.MAP</text:p>
          </table:table-cell>
          <table:table-cell office:value-type="string">
            <text:p>BLOXBGBS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2V1.MAP</text:p>
          </table:table-cell>
          <table:table-cell office:value-type="string">
            <text:p>BLOXTRE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2V2.MAP</text:p>
          </table:table-cell>
          <table:table-cell office:value-type="string">
            <text:p>BLOXTRE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3V1.MAP</text:p>
          </table:table-cell>
          <table:table-cell office:value-type="string">
            <text:p>BLOXBAT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3V2.MAP</text:p>
          </table:table-cell>
          <table:table-cell office:value-type="string">
            <text:p>BLOXTRE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4V1.MAP</text:p>
          </table:table-cell>
          <table:table-cell office:value-type="string">
            <text:p>BLOXWAST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5V1.MAP</text:p>
          </table:table-cell>
          <table:table-cell office:value-type="string">
            <text:p>BLOXIC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6V1.MAP</text:p>
          </table:table-cell>
          <table:table-cell office:value-type="string">
            <text:p>BLOXBGBS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6V2.MAP</text:p>
          </table:table-cell>
          <table:table-cell office:value-type="string">
            <text:p>BLOXBAS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7V1.MAP</text:p>
          </table:table-cell>
          <table:table-cell office:value-type="string">
            <text:p>BLOXTRE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8V1.MAP</text:p>
          </table:table-cell>
          <table:table-cell office:value-type="string">
            <text:p>BLOXBGBS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9V1.MAP</text:p>
          </table:table-cell>
          <table:table-cell office:value-type="string">
            <text:p>BLOXBAS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H9V2.MAP</text:p>
          </table:table-cell>
          <table:table-cell office:value-type="string">
            <text:p>BLOXBGBS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1V1.MAP</text:p>
          </table:table-cell>
          <table:table-cell office:value-type="string">
            <text:p>BLOXIC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1V2.MAP</text:p>
          </table:table-cell>
          <table:table-cell office:value-type="string">
            <text:p>BLOXBAT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2V1.MAP</text:p>
          </table:table-cell>
          <table:table-cell office:value-type="string">
            <text:p>BLOXTRE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2V2.MAP</text:p>
          </table:table-cell>
          <table:table-cell office:value-type="string">
            <text:p>BLOXTRE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3V1.MAP</text:p>
          </table:table-cell>
          <table:table-cell office:value-type="string">
            <text:p>BLOXIC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3V2.MAP</text:p>
          </table:table-cell>
          <table:table-cell office:value-type="string">
            <text:p>BLOXBAS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4V1.MAP</text:p>
          </table:table-cell>
          <table:table-cell office:value-type="string">
            <text:p>BLOXBAT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6V1.MAP</text:p>
          </table:table-cell>
          <table:table-cell office:value-type="string">
            <text:p>BLOXBGBS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6V2.MAP</text:p>
          </table:table-cell>
          <table:table-cell office:value-type="string">
            <text:p>BLOXWAST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7V1.MAP</text:p>
          </table:table-cell>
          <table:table-cell office:value-type="string">
            <text:p>BLOXWAST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8V1.MAP</text:p>
          </table:table-cell>
          <table:table-cell office:value-type="string">
            <text:p>BLOXBAT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9V1.MAP</text:p>
          </table:table-cell>
          <table:table-cell office:value-type="string">
            <text:p>BLOXICE.R8</text:p>
          </table:table-cell>
        </table:table-row>
        <table:table-row table:style-name="ro2">
          <table:table-cell office:value-type="string">
            <text:p>OpenRA.Utility.exe</text:p>
          </table:table-cell>
          <table:table-cell office:value-type="string">
            <text:p>d2k</text:p>
          </table:table-cell>
          <table:table-cell office:value-type="string">
            <text:p>--import-d2k-map</text:p>
          </table:table-cell>
          <table:table-cell office:value-type="string">
            <text:p>O9V2.MAP</text:p>
          </table:table-cell>
          <table:table-cell office:value-type="string">
            <text:p>BLOXBGBS.R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MJ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12.10.2016</text:date>, <text:time>12:3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49S</meta:editing-duration>
    <meta:editing-cycles>6</meta:editing-cycles>
    <meta:generator>OpenOffice/4.1.1$Win32 OpenOffice.org_project/411m6$Build-9775</meta:generator>
    <dc:date>2016-10-12T12:32:23.17</dc:date>
    <dc:creator>Constantin Helmig</dc:creator>
    <meta:document-statistic meta:table-count="3" meta:cell-count="195" meta:object-count="0"/>
    <meta:user-defined meta:name="Info 1"/>
    <meta:user-defined meta:name="Info 2"/>
    <meta:user-defined meta:name="Info 3"/>
    <meta:user-defined meta:name="Info 4"/>
  </office:meta>
</office:document-meta>
</file>